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44pt" style:font-size-asian="44pt" style:font-size-complex="44pt"/>
    </style:style>
    <style:style style:name="P2" style:family="paragraph" style:parent-style-name="Standard">
      <style:paragraph-properties fo:text-align="center" style:justify-single-word="false"/>
      <style:text-properties style:font-name="Times New Roman" fo:font-size="44pt" fo:font-weight="bold"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Times New Roman" fo:font-size="36pt" style:font-size-asian="36pt" style:font-size-complex="36pt"/>
    </style:style>
    <style:style style:name="P4" style:family="paragraph" style:parent-style-name="Standard">
      <style:paragraph-properties fo:text-align="start" style:justify-single-word="false"/>
      <style:text-properties style:font-name="Times New Roman" fo:font-size="36pt" style:font-size-asian="36pt" style:font-size-complex="36pt"/>
    </style:style>
    <style:style style:name="P5" style:family="paragraph" style:parent-style-name="Standard">
      <style:paragraph-properties fo:text-align="center" style:justify-single-word="false"/>
      <style:text-properties style:font-name="Times New Roman" fo:font-size="24pt" style:font-size-asian="24pt" style:font-size-complex="24pt"/>
    </style:style>
    <style:style style:name="P6" style:family="paragraph" style:parent-style-name="Standard">
      <style:paragraph-properties fo:text-align="center" style:justify-single-word="false"/>
      <style:text-properties style:font-name="Times New Roman" fo:font-size="16pt" style:font-size-asian="16pt" style:font-size-complex="16pt"/>
    </style:style>
    <style:style style:name="P7" style:family="paragraph" style:parent-style-name="Standard">
      <style:paragraph-properties fo:text-align="start" style:justify-single-word="false"/>
      <style:text-properties style:font-name="Times New Roman" fo:font-size="16pt" style:font-size-asian="16pt" style:font-size-complex="16pt"/>
    </style:style>
    <style:style style:name="P8"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style:font-name="Times New Roman" fo:font-size="28pt" style:font-size-asian="28pt" style:font-size-complex="28pt"/>
    </style:style>
    <style:style style:name="P11" style:family="paragraph" style:parent-style-name="Standard">
      <style:paragraph-properties fo:text-align="center" style:justify-single-word="false"/>
      <style:text-properties style:font-name="Times New Roman" fo:font-size="32pt" style:font-size-asian="32pt" style:font-size-complex="32pt"/>
    </style:style>
    <style:style style:name="P12" style:family="paragraph" style:parent-style-name="Standard">
      <style:paragraph-properties fo:text-align="center" style:justify-single-word="false"/>
      <style:text-properties style:font-name="Times New Roman" fo:font-size="26pt" style:font-size-asian="26pt" style:font-size-complex="26pt"/>
    </style:style>
    <style:style style:name="P13" style:family="paragraph" style:parent-style-name="Standard">
      <style:paragraph-properties fo:text-align="start" style:justify-single-word="false"/>
      <style:text-properties style:font-name="Times New Roman"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Times New Roman" fo:font-size="20pt" fo:font-style="normal" style:text-underline-style="none" fo:font-weight="bold"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18pt" style:font-size-asian="18pt" style:font-size-complex="18pt"/>
    </style:style>
    <style:style style:name="P16" style:family="paragraph" style:parent-style-name="Standard">
      <style:paragraph-properties fo:text-align="center" style:justify-single-word="false"/>
      <style:text-properties style:font-name="Times New Roman" fo:font-size="12pt" style:font-size-asian="12pt" style:font-size-complex="12pt"/>
    </style:style>
    <style:style style:name="P17" style:family="paragraph" style:parent-style-name="Standard">
      <style:text-properties fo:font-size="16pt" style:font-size-asian="16pt" style:font-size-complex="16pt"/>
    </style:style>
    <style:style style:name="P18" style:family="paragraph" style:parent-style-name="Standard" style:list-style-name="L1">
      <style:paragraph-properties fo:text-align="start" style:justify-single-word="false"/>
      <style:text-properties style:font-name="Times New Roman" fo:font-size="16pt" style:font-size-asian="16pt" style:font-size-complex="16pt"/>
    </style:style>
    <style:style style:name="P19" style:family="paragraph" style:parent-style-name="Standard">
      <style:paragraph-properties fo:text-align="start" style:justify-single-word="false"/>
      <style:text-properties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Times New Roman" fo:font-size="18pt" fo:font-style="normal" style:text-underline-style="none"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Times New Roman" fo:font-size="20pt" fo:font-style="normal" style:text-underline-style="none" fo:font-weight="bold"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magine Cup Entry</text:p>
      <text:p text:style-name="P1"/>
      <text:p text:style-name="P3">Galway Mayo Insitute of Technology</text:p>
      <text:p text:style-name="P1"/>
      <text:p text:style-name="P1"/>
      <text:p text:style-name="P12">Game Title</text:p>
      <text:p text:style-name="P12"/>
      <text:p text:style-name="P2"><text:s/>Riggs Runner</text:p>
      <text:p text:style-name="P5"/>
      <text:p text:style-name="P5"/>
      <text:p text:style-name="P5"/>
      <text:p text:style-name="P5"/>
      <text:p text:style-name="P5"/>
      <text:p text:style-name="P15">Group Members</text:p>
      <text:p text:style-name="P6"/>
      <text:p text:style-name="P16">Andrew Sweeney</text:p>
      <text:p text:style-name="P16">John Frizzell</text:p>
      <text:p text:style-name="P16">Tadhg Hanrahan</text:p>
      <text:p text:style-name="P1"/>
      <text:p text:style-name="P11"><text:soft-page-break/>Table of Contents</text:p>
      <text:p text:style-name="P11"/>
      <text:list xml:id="list2977617187363735377" text:style-name="L1">
        <text:list-item>
          <text:p text:style-name="P18">Who are we?</text:p>
        </text:list-item>
        <text:list-item>
          <text:p text:style-name="P18">About our game</text:p>
        </text:list-item>
        <text:list-item>
          <text:p text:style-name="P18">Who is the game for?</text:p>
        </text:list-item>
        <text:list-item>
          <text:p text:style-name="P18">How will we bring our project to market?</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Who are we?</text:p>
      <text:p text:style-name="P13"/>
      <text:p text:style-name="P8">We are </text:p>
      <text:p text:style-name="P8"/>
      <text:p text:style-name="P7">Andrew Sweeney</text:p>
      <text:p text:style-name="P7">John Frizzell</text:p>
      <text:p text:style-name="P8">Tadhg Hanrahan</text:p>
      <text:p text:style-name="P7"/>
      <text:p text:style-name="P7">Our group consists of three eager students from G.M.I.T who are in their 3rd year of the Software Development course. We are all game enthusiasts and musicians and were seeking an opportunity to work together. The game strongly reflects this. </text:p>
      <text:p text:style-name="P7"/>
      <text:p text:style-name="P7">Game Development has always been one of our outlets. It's been a way to express our ideas or prototype concepts. Through experimenting with programming and design found the process of developing games different from standard software development. </text:p>
      <text:p text:style-name="P7"/>
      <text:p text:style-name="P7">Windows Phone Development and Windows Store development has been part of our college course so we are looking to use the skills we've learning along the way to tie the Unity3D driven game in with the Windows Devices.</text:p>
      <text:p text:style-name="P7"/>
      <text:p text:style-name="P7">We've found programming to be the beginning of game development. Everyone has had their strenghts and weaknesses and found solutions the others hadn't even thought of. The whole learning experience has been invaluable to our development as programmers. It's been fun most importantly.</text:p>
      <text:p text:style-name="P4"/>
      <text:p text:style-name="P4"/>
      <text:p text:style-name="P4"/>
      <text:p text:style-name="P4"/>
      <text:p text:style-name="P21"/>
      <text:p text:style-name="P14"><text:soft-page-break/>About our game</text:p>
      <text:p text:style-name="P19"/>
      <text:p text:style-name="P9">"Riggs Runner" is a side scrolling infinite runner. The Beta concept was designed originally for the national Games Fleadh held place in the Limerick Institute of Technology where Riggs Runner won "Best in Original Audio and Music". </text:p>
      <text:p text:style-name="P9"/>
      <text:p text:style-name="P9">All of the assets have been created specifically for the game, especially the music which was recorded and re-recorded over the space of a few weeks. It involved numerous guitar tracks and hours of layering and editing to get the sound track we wanted.</text:p>
      <text:p text:style-name="P9"/>
      <text:p text:style-name="P9">The object of the game is to survive for as long as you can against the speeding obstacles that come towards you. Rock slide or double jump your way through the countless obstructions.</text:p>
      <text:p text:style-name="P9"/>
      <text:p text:style-name="P17">Originally we went through many design phases on how we wanted the original character to look. We had different characters but we wanted to make an original song for the game using all 3 of us in the group so we settled on a colorful rock guitar god who remains the focus of our game.</text:p>
      <text:p text:style-name="P17"/>
      <text:p text:style-name="P17">The mash of colour took a lot from the design of the character and added too much confusion to the game so we stripped almost everything down to a monochrome landscape so the most of the players focus would be on the character, obstacles and music like most endless runner games.</text:p>
      <text:p text:style-name="P9"/>
      <text:p text:style-name="P9">We sat down and had a bunch of meetings about the design, the background style, obstacles and music. It took time to decide on everything but we thing the minimalist style with the rock music go well together.</text:p>
      <text:p text:style-name="P9"/>
      <text:p text:style-name="P9">The game takes place on a seemingly paper world. This is because most musicians sketch out their notes,lyrics,music etc. (We ended up doing a lot of this for our soundtrack). </text:p>
      <text:p text:style-name="P9"/>
      <text:p text:style-name="P9">The game world is created with a flat design paper feel look. This is to make it feel like a musicians notepad.</text:p>
      <text:p text:style-name="P9"/>
      <text:p text:style-name="P8"><text:span text:style-name="T1">The entire project was coded in C# using Unity3D. We chose the Unity3D </text:span><text:soft-page-break/><text:span text:style-name="T1">engine because Windows (particularly Windows Phone) became one of the new platforms open to development with this tool. This became a great opportunity to develop an application and share it with an even wider audience. The group has had experience publishing app onto the Windows Store and Windows Phone Store. So developing applications using Unity3D has been a brand new way to create content we enjoy for the Store.</text:span></text:p>
      <text:p text:style-name="Standard"/>
      <text:p text:style-name="P17">To get the full experience from our game we ask that the user plays the game using headphones so they can hear the music in the best quality they can.</text:p>
      <text:p text:style-name="P17"/>
      <text:p text:style-name="P17">The game is supposed to be hard. The further you get the higher your score gets and we keep this highscore on the home screen to encourage competitiven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Who is the game for?</text:p>
      <text:p text:style-name="P14"/>
      <text:p text:style-name="P9">We are hoping this infinite runner appeals to the casual user who plays the games on their mobile devices. The aim is to catch the attention of users who want to get quickly into the game and be playing the game with the least clicks possible. We hope for users to be playing the game at opportunistic times or competing against other friends highscores. But casually of course.</text:p>
      <text:p text:style-name="P9"/>
      <text:p text:style-name="P9">This model fits in with the quick to play games like Flappy Bird or Crossy Road where the user doesn't have many menus to navigate to get straight back into the game and enjoying the content.</text:p>
      <text:p text:style-name="P9"/>
      <text:p text:style-name="P9">Hardcore gamers also enjoy these mechanics and can quickly get competitive over their scores. Our game will allow for gamers getting beyond a certain stage of the game and increase the difficulty from there so the challenge of the game doesn't stagnate.</text:p>
      <text:p text:style-name="P9"/>
      <text:p text:style-name="P9">The game is pretty quick so we are going for an age group anywhere between 12-60. The player moves across the screen pretty fast and the pace of some of the objects that pass through the screen might strain olders user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How will we bring our project to market?</text:p>
      <text:p text:style-name="P23"/>
      <text:p text:style-name="P23">Our goal is to release the game to the Windows Store's and Google Play Markets.</text:p>
      <text:p text:style-name="P23">We have experience with this process and between us have already deployed other projects on these stores.</text:p>
      <text:p text:style-name="P23"/>
      <text:p text:style-name="P23">To gather interest around the project we are planning on creating posters around the college with links to where to download the game and link the game through social media to family and fri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a"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a"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Footnote" style:family="paragraph" style:parent-style-name="Standard" style:class="extra"/>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Sweeney</meta:initial-creator>
    <meta:creation-date>2015-03-15T23:29:15.43</meta:creation-date>
    <dc:date>2015-03-21T15:18:13.63</dc:date>
    <dc:creator>andy s</dc:creator>
    <meta:editing-duration>PT1H13M13S</meta:editing-duration>
    <meta:editing-cycles>7</meta:editing-cycles>
    <meta:generator>OpenOffice/4.1.1$Win32 OpenOffice.org_project/411m6$Build-9775</meta:generator>
    <meta:document-statistic meta:table-count="0" meta:image-count="0" meta:object-count="0" meta:page-count="7" meta:paragraph-count="43" meta:word-count="934" meta:character-count="5300"/>
  </office:meta>
</office:document-meta>
</file>